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Arial" officeooo:paragraph-rsid="0028ae9c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8ae9c" officeooo:paragraph-rsid="0028ae9c"/>
    </style:style>
    <style:style style:name="P3" style:family="paragraph" style:parent-style-name="Horizontal_20_Line">
      <style:text-properties style:font-name="Arial"/>
    </style:style>
    <style:style style:name="P4" style:family="paragraph" style:parent-style-name="Heading_20_1" style:list-style-name="L1" style:master-page-name="">
      <loext:graphic-properties draw:fill="none"/>
      <style:paragraph-properties fo:margin-left="0.4cm" fo:margin-right="0cm" fo:margin-top="0.423cm" fo:margin-bottom="0.212cm" style:contextual-spacing="false" fo:text-indent="-0.4cm" style:auto-text-indent="false" style:page-number="auto" fo:background-color="transparent" fo:keep-with-next="always"/>
      <style:text-properties officeooo:paragraph-rsid="002a1704"/>
    </style:style>
    <style:style style:name="P5" style:family="paragraph" style:parent-style-name="Text_20_body">
      <style:paragraph-properties fo:text-align="justify" style:justify-single-word="false" style:writing-mode="lr-tb"/>
      <style:text-properties officeooo:paragraph-rsid="002ce94c"/>
    </style:style>
    <style:style style:name="P6" style:family="paragraph" style:parent-style-name="Text_20_body">
      <style:paragraph-properties fo:text-align="justify" style:justify-single-word="false" style:writing-mode="lr-tb"/>
      <style:text-properties officeooo:paragraph-rsid="002a1704"/>
    </style:style>
    <style:style style:name="T1" style:family="text">
      <style:text-properties officeooo:rsid="0028ae9c"/>
    </style:style>
    <style:style style:name="T2" style:family="text">
      <style:text-properties style:font-name="Arial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normal" style:font-style-asian="normal" style:font-style-complex="normal"/>
    </style:style>
    <style:style style:name="T5" style:family="text">
      <style:text-properties style:font-name="Arial" fo:font-style="normal" officeooo:rsid="002a1704" style:font-style-asian="normal" style:font-style-complex="normal"/>
    </style:style>
    <style:style style:name="T6" style:family="text">
      <style:text-properties style:font-name="Arial" officeooo:rsid="002a1704"/>
    </style:style>
    <style:style style:name="T7" style:family="text">
      <style:text-properties style:font-name="Arial" officeooo:rsid="002b2bb9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lementació basal del MCAC</text:span></text:p>
      <text:p text:style-name="P2"><text:span text:style-name="T2">Un cop definits l’estructura i els mecanismes bàsics de funcionament del </text:span><text:span text:style-name="T3">Model Contextual d’Aspectes Cognitius</text:span><text:span text:style-name="T3"><text:note text:id="ftn0" text:note-class="footnote"><text:note-citation>1</text:note-citation><text:note-body><text:p text:style-name="Footnote">..... <text:span text:style-name="T1">incloure enllaços de referència als articles sobre MCAC.</text:span></text:p></text:note-body></text:note></text:span><text:span text:style-name="T3"> </text:span><text:span text:style-name="T4">ara és el moment de desenvolupar un </text:span><text:span text:style-name="T5">experiment pràctic</text:span><text:span text:style-name="T4"> de com aquest model pot </text:span><text:span text:style-name="T5">actuar dins </text:span><text:span text:style-name="T4">un context simple i controlat.</text:span></text:p>
      <text:p text:style-name="P3"/>
      <text:list text:style-name="L1">
        <text:list-item>
          <text:h text:style-name="P4" text:outline-level="1"><text:span text:style-name="Source_20_Text"><text:span text:style-name="T6">Abast i Estratègia</text:span></text:span></text:h>
        </text:list-item>
      </text:list>
      <text:p text:style-name="P5"><text:span text:style-name="Source_20_Text"><text:span text:style-name="T6">Per tal que el resultat</text:span></text:span><text:span text:style-name="Source_20_Text"><text:span text:style-name="T7">s</text:span></text:span><text:span text:style-name="Source_20_Text"><text:span text:style-name="T6"> </text:span></text:span><text:span text:style-name="Source_20_Text"><text:span text:style-name="T7">obtinguts </text:span></text:span><text:span text:style-name="Source_20_Text"><text:span text:style-name="T6">ofereixi</text:span></text:span><text:span text:style-name="Source_20_Text"><text:span text:style-name="T7">n</text:span></text:span><text:span text:style-name="Source_20_Text"><text:span text:style-name="T6"> un suport </text:span></text:span><text:span text:style-name="Source_20_Text"><text:span text:style-name="T7">significatiu </text:span></text:span><text:span text:style-name="Source_20_Text"><text:span text:style-name="T6">als principis teòrics del model cognitiu és imprescindible que l’àmbit de treball sigui prou complex i realista. </text:span></text:span><text:span text:style-name="Source_20_Text"><text:span text:style-name="T7">És a dir, si el MCAC ha de ser ... </text:span></text:span><text:span text:style-name="Source_20_Text"><text:span text:style-name="T6"><text:s/></text:span></text:span></text:p>
      <text:p text:style-name="P5"><text:span text:style-name="Source_20_Text"><text:span text:style-name="T7">Davant la incapacitat pràctica de disposar d’un espècimen i entorn naturals preexistents cal establir un marc tècnic clar on sigui possible controlar tots els paràmetres de l’experiment, identificar els objectius claus i definir les mètriques d’avaluació dels resultats.</text:span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Arial1" fo:font-family="Arial" style:font-style-name="Normal" style:font-family-generic="swiss" style:font-pitch="variable" fo:font-size="22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style:font-pitch="variable" fo:font-size="16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Arial1" fo:font-family="Arial" style:font-style-name="Normal" style:font-family-generic="swiss" style:font-pitch="variable" fo:font-size="13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Arial1" fo:font-family="Arial" style:font-style-name="Normal" style:font-family-generic="swiss" style:font-pitch="variable" fo:font-size="12pt" fo:font-weight="normal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28ae9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officeooo:rsid="0028ae9c"/>
    </style:style>
    <style:style style:name="MT2" style:family="text">
      <style:text-properties officeooo:rsid="001adf0a"/>
    </style:style>
    <style:style style:name="MT3" style:family="text">
      <style:text-properties officeooo:rsid="001c5140"/>
    </style:style>
    <style:style style:name="MT4" style:family="text">
      <style:text-properties officeooo:rsid="0028ae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mplementació basal del MCAC</text:span><text:tab/><text:tab/><text:span text:style-name="MT2">v0.1 </text:span><text:span text:style-name="MT3">2024/12/</text:span><text:span text:style-name="MT4">24</text:span><text:span text:style-name="MT3"> d</text:span><text:span text:style-name="MT4">t</text:span><text:span text:style-name="MT3">. JIQ[GPT]</text:span></text:p>
      </style:header>
      <style:footer>
        <text:p text:style-name="MP2"><text:bookmark-start text:name="PageNumWizard_FOOTER_Default Page Style1 Copy 1"/><text:page-number text:select-page="current">1</text:page-number><text:s/>/ <text:page-count>1</text:page-count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13:38:51.638000000</meta:creation-date>
    <dc:date>2024-12-24T09:52:56.909000000</dc:date>
    <meta:editing-duration>PT47M30S</meta:editing-duration>
    <meta:editing-cycles>17</meta:editing-cycles>
    <meta:generator>LibreOffice/24.8.3.2$Windows_X86_64 LibreOffice_project/48a6bac9e7e268aeb4c3483fcf825c94556d9f92</meta:generator>
    <meta:print-date>2024-12-14T17:27:28.813000000</meta:print-date>
    <meta:printed-by>PDF files</meta:printed-by>
    <meta:document-statistic meta:table-count="0" meta:image-count="0" meta:object-count="0" meta:page-count="1" meta:paragraph-count="8" meta:word-count="139" meta:character-count="892" meta:non-whitespace-character-count="759"/>
  </office:meta>
</office:document-meta>
</file>